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TaskExecutor.setConcurrentExecutor( @ Nullable Executor 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Executo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submitListenable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askBuilder.buildManagedTask( Callable &lt; T &gt; task , String ident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TaskExecutorAdapter.submitListenabl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Concurren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Executor.submit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getAdaptedExecutor( Executor concurrentExecu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TaskExecutor.setTaskDecorator( TaskDecorator task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askExecutorAdapter.submit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askExecutorAdapte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askExecutorAdapter.submitListenable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submitListenabl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submit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TaskExecutorAdapter.submit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getConcurren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execute( Runnable task , long star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Executor.ConcurrentTaskExecutor( @ Nullable Executor execu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TaskBuilder.buildManagedTask( Runnable task , String identi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dTaskExecutorAdapter.ManagedTaskExecutorAdapter( Executor concurrent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